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color="#FF0000"/>
    </style:style>
    <style:style style:name="T19" style:parent-style-name="DefaultParagraphFont" style:family="text">
      <style:text-properties fo:color="#FF0000"/>
    </style:style>
    <style:style style:name="P20" style:parent-style-name="NoSpacing" style:family="paragraph">
      <style:text-properties fo:font-weight="bold" style:font-weight-asian="bold" style:font-weight-complex="bold"/>
    </style:style>
    <style:style style:name="P21" style:parent-style-name="NoSpacing" style:list-style-name="LFO2" style:family="paragraph"/>
    <style:style style:name="P22" style:parent-style-name="NoSpacing" style:list-style-name="LFO2" style:family="paragraph"/>
    <style:style style:name="P23" style:parent-style-name="NoSpacing" style:list-style-name="LFO2" style:family="paragraph"/>
    <style:style style:name="P24" style:parent-style-name="NoSpacing" style:list-style-name="LFO2" style:family="paragraph"/>
    <style:style style:name="P25" style:parent-style-name="NoSpacing" style:list-style-name="LFO2" style:family="paragraph"/>
    <style:style style:name="P26" style:parent-style-name="NoSpacing" style:list-style-name="LFO2" style:family="paragraph"/>
    <style:style style:name="P27" style:parent-style-name="NoSpacing" style:list-style-name="LFO2" style:family="paragraph"/>
    <style:style style:name="P28" style:parent-style-name="NoSpacing" style:list-style-name="LFO2" style:family="paragraph"/>
    <style:style style:name="P29" style:parent-style-name="NoSpacing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3 questions.</text:p>
        </text:list-item>
        <text:list-item>
          <text:p text:style-name="P2">Complete 2 questions over 3 hours</text:p>
        </text:list-item>
      </text:list>
      <text:p text:style-name="Normal"/>
      <text:p text:style-name="Normal">8, 15, 17, 19, and 20.</text:p>
      <text:p text:style-name="Normal"/>
      <text:p text:style-name="P3">Environment properties</text:p>
      <text:p text:style-name="Normal"><text:span text:style-name="T4">Fully observable</text:span>: agent’s sensors give it access to complete state of the environment (at least as relevant to the task). Otherwise<text:s/><text:span text:style-name="T5">partially observable or even unobservable</text:span></text:p>
      <text:p text:style-name="Normal">A<text:s/><text:span text:style-name="T6">single agent</text:span><text:s/>environment contains only one agent. All other objects in the environment are not described as agents who try to maximise a performance measure that is somehow related to the first agent. (Note that<text:s/>in principle we can describe all objects as agents, but here it doesn’t make sense to do so.) Otherwise, we have a<text:s/><text:span text:style-name="T7">multiagent</text:span><text:s/>environment.<text:s/></text:p>
      <text:p text:style-name="Normal">An environment is called<text:s/><text:span text:style-name="T8">deterministic</text:span><text:s/>if the next state of the environment is completely determined by the current<text:s/>state and the action taken by the agent(s). Otherwise, it is called<text:s/><text:span text:style-name="T9">stochastic</text:span>.</text:p>
      <text:p text:style-name="Normal">An environment is called<text:s/><text:span text:style-name="T10">episodic</text:span><text:s/>if the agent’s experience is divided into episodes. In each episode, the agent receives a percept and then performs a single action. The next<text:s/>episode does not depend on the actions taken in previous episodes. Otherwise, the environment is called<text:s/><text:span text:style-name="T11">sequential</text:span>.<text:s/></text:p>
      <text:p text:style-name="Normal">An environment is called<text:s/><text:span text:style-name="T12">static</text:span><text:s/>if it does not change while the agent is deliberating. Otherwise, it is called<text:s/><text:span text:style-name="T13">dynamic</text:span>.<text:s/></text:p>
      <text:p text:style-name="Normal">An environment is<text:s/>called<text:s/><text:span text:style-name="T14">discrete</text:span><text:s/>if there is a discrete number of states, time is measured in discrete steps, and there is a discrete set of different possible precepts and actions. Otherwise, an environment can be called<text:s/><text:span text:style-name="T15">continuous</text:span></text:p>
      <text:p text:style-name="Normal"/>
      <text:p text:style-name="P16">Bag of Words</text:p>
      <text:p text:style-name="Normal"><text:span text:style-name="T17">Creation</text:span>: so, if have variables:<text:s/></text:p>
      <text:p text:style-name="NoSpacing">T1 = "This module is very interesting."<text:s/></text:p>
      <text:p text:style-name="NoSpacing">T2 = "A module is a unit of teaching."<text:s/></text:p>
      <text:p text:style-name="NoSpacing">T3 = "Teaching on the module is great!"</text:p>
      <text:p text:style-name="NoSpacing"/>
      <text:p text:style-name="NoSpacing">And stop words:</text:p>
      <text:p text:style-name="NoSpacing">S = ["This", "is", "a", "of", “on”, “the”]<text:s/><text:span text:style-name="T18">Stop words are words that are filtered out</text:span></text:p>
      <text:p text:style-name="NoSpacing"/>
      <text:p text:style-name="Normal">To create: remove<text:s/>stop words</text:p>
      <text:p text:style-name="NoSpacing">T1: {module:1, very:1, interesting:1}<text:s/><text:span text:style-name="T19">If the word module appears twice then write module:2</text:span></text:p>
      <text:p text:style-name="NoSpacing">T2: {module:1, unit:1, teaching:1}<text:s/></text:p>
      <text:p text:style-name="NoSpacing">T3: {module:1, teaching:1, great:1}</text:p>
      <text:p text:style-name="NoSpacing"/>
      <text:p text:style-name="NoSpacing"/>
      <text:p text:style-name="P20">Feature vector creation</text:p>
      <text:soft-page-break/>
      <text:p text:style-name="NoSpacing">Feature vector length refers to the number of words<text:s/>horizontally on the table.</text:p>
      <text:p text:style-name="NoSpacing"/>
      <text:p text:style-name="NoSpacing">Tf = 0.333333 0.1111111</text:p>
      <text:p text:style-name="NoSpacing"/>
      <text:p text:style-name="NoSpacing"/>
      <text:p text:style-name="NoSpacing"/>
      <text:p text:style-name="NoSpacing">Agents interact with environments through actuators and sensors</text:p>
      <text:p text:style-name="NoSpacing">The agent function describes what the agent does in all circumstances</text:p>
      <text:p text:style-name="NoSpacing">The performance measure evaluates the environment sequence</text:p>
      <text:p text:style-name="NoSpacing">A perfectly rational agent maximizes expected performance</text:p>
      <text:p text:style-name="NoSpacing">Agent programs implement some agent functions</text:p>
      <text:p text:style-name="NoSpacing">PEAS descriptions define task environments<text:s/></text:p>
      <text:p text:style-name="NoSpacing">Several basic agent architectures exist:</text:p>
      <text:p text:style-name="NoSpacing"><text:tab/>Reflex, reflex with state, goal-based, utility-based</text:p>
      <text:p text:style-name="NoSpacing"/>
      <text:p text:style-name="NoSpacing"/>
      <text:p text:style-name="NoSpacing"/>
      <text:list text:style-name="LFO2" text:continue-numbering="true">
        <text:list-item>
          <text:p text:style-name="P21">Machine learning is the study / application of methods that enable a computer to increase its performance on a given task while doing it.<text:s/></text:p>
        </text:list-item>
        <text:list-item>
          <text:p text:style-name="P22">Data may need to be cleaned, transformed, and/or reduced before it can be used for machine learning.<text:s/></text:p>
        </text:list-item>
        <text:list-item>
          <text:p text:style-name="P23">Depending on the feedback available to the learner, there is supervised learning, unsupervised learning, and reinforcement learning.<text:s/></text:p>
        </text:list-item>
        <text:list-item>
          <text:p text:style-name="P24">Linear regression and logistic regression are bnasic machine learning methods.<text:s/></text:p>
        </text:list-item>
        <text:list-item>
          <text:p text:style-name="P25">Tools for evaluating machine learning include confusion matrices, precision and recall metrics, the holdout method, and cross-validation. Test and/or validation sets are always needed in addition to a training set.</text:p>
        </text:list-item>
      </text:list>
      <text:p text:style-name="NoSpacing"/>
      <text:p text:style-name="NoSpacing"/>
      <text:p text:style-name="NoSpacing"/>
      <text:list text:style-name="LFO2" text:continue-numbering="true">
        <text:list-item>
          <text:p text:style-name="P26">Neuroevolution techniques are of interest for reinforcement learning, optimisation of neural network architecture, and artificial life / theoretical biology research.<text:s/></text:p>
        </text:list-item>
        <text:list-item>
          <text:p text:style-name="P27">NEAT is a technique that successfully evolves small neural networks.<text:s/></text:p>
        </text:list-item>
        <text:list-item>
          <text:p text:style-name="P28">Extensions of NEAT have been used to evolve very large neural networks, and complex behaviours.<text:s/></text:p>
        </text:list-item>
        <text:list-item>
          <text:p text:style-name="P29">Open-ended evolution and co-evolution are topics of recent research.</text:p>
        </text:list-item>
      </text:list>
      <text:p text:style-name="NoSpacing"/>
      <text:p text:style-name="NoSpacing"/>
      <text:p text:style-name="NoSpacing">Logical<text:s/>agents<text:s/>apply inference to<text:s/>a knowledge<text:s/>base to<text:s/>derive<text:s/>new<text:s/>information<text:s/>and<text:s/>make<text:s/>decisions</text:p>
      <text:p text:style-name="NoSpacing">Basic<text:s/>concepts<text:s/>of<text:s/>logic:<text:s/></text:p>
      <text:p text:style-name="NoSpacing">– syntax:<text:s/>formal<text:s/>structure<text:s/>of sentences<text:s/></text:p>
      <text:p text:style-name="NoSpacing">– semantics: truth of<text:s/>sentences<text:s/>wrt models</text:p>
      <text:p text:style-name="NoSpacing">– entailment:<text:s/>necessary<text:s/>truth<text:s/>of<text:s/>one<text:s/>sentence<text:s/>given<text:s/>another<text:s/></text:p>
      <text:p text:style-name="NoSpacing">– inference:<text:s/>deriving<text:s/>sentences<text:s/>from<text:s/>other<text:s/>sentences<text:s/></text:p>
      <text:p text:style-name="NoSpacing">–<text:s/>soundness:<text:s/>derivations<text:s/>produce<text:s/>only<text:s/>entailed<text:s/>sentences</text:p>
      <text:p text:style-name="NoSpacing">– completeness:<text:s/>derivations<text:s/>can<text:s/>produce<text:s/>all<text:s/>entailed<text:s/>sentences</text:p>
      <text:p text:style-name="NoSpacing"/>
      <text:p text:style-name="NoSpacing">Forward,<text:s/>backward<text:s/>chaining<text:s/>are<text:s/>linear-time,<text:s/>complete<text:s/>for<text:s/>Horn<text:s/>clauses<text:s/></text:p>
      <text:p text:style-name="NoSpacing">Resolution<text:s/>is<text:s/>complete<text:s/>for<text:s/>propositional<text:s/>logic</text:p>
      <text:p text:style-name="NoSpacing">Propositional<text:s/>logic<text:s/>lacks<text:s/>expressive<text:s/>pow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liot</meta:initial-creator>
    <dc:creator>elliot</dc:creator>
    <meta:creation-date>2020-05-22T18:22:00Z</meta:creation-date>
    <dc:date>2020-05-24T16:33:00Z</dc:date>
    <meta:template xlink:href="Normal" xlink:type="simple"/>
    <meta:editing-cycles>79</meta:editing-cycles>
    <meta:editing-duration>PT72060S</meta:editing-duration>
    <meta:document-statistic meta:page-count="2" meta:paragraph-count="8" meta:word-count="624" meta:character-count="4178" meta:row-count="29" meta:non-whitespace-character-count="3562"/>
  </office:meta>
</office:document-meta>
</file>